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3d82" officeooo:paragraph-rsid="00043d82"/>
    </style:style>
    <style:style style:name="P2" style:family="paragraph" style:parent-style-name="Standard">
      <style:paragraph-properties fo:text-align="justify" style:justify-single-word="false"/>
      <style:text-properties officeooo:rsid="00043d82" officeooo:paragraph-rsid="00043d82"/>
    </style:style>
    <style:style style:name="P3" style:family="paragraph" style:parent-style-name="Standard">
      <style:paragraph-properties fo:text-align="justify" style:justify-single-word="false"/>
      <style:text-properties officeooo:rsid="00043d82" officeooo:paragraph-rsid="00048d16"/>
    </style:style>
    <style:style style:name="P4" style:family="paragraph" style:parent-style-name="Standard">
      <style:paragraph-properties fo:text-align="justify" style:justify-single-word="false"/>
      <style:text-properties officeooo:rsid="00043d82" officeooo:paragraph-rsid="00075d9f"/>
    </style:style>
    <style:style style:name="P5" style:family="paragraph" style:parent-style-name="Standard">
      <style:paragraph-properties fo:text-align="justify" style:justify-single-word="false"/>
      <style:text-properties officeooo:rsid="00043d82" officeooo:paragraph-rsid="0007682e"/>
    </style:style>
    <style:style style:name="P6" style:family="paragraph" style:parent-style-name="Standard">
      <style:paragraph-properties fo:text-align="justify" style:justify-single-word="false"/>
      <style:text-properties officeooo:rsid="00043d82" officeooo:paragraph-rsid="000afd04"/>
    </style:style>
    <style:style style:name="P7" style:family="paragraph" style:parent-style-name="Standard">
      <style:paragraph-properties fo:text-align="justify" style:justify-single-word="false"/>
      <style:text-properties officeooo:rsid="00061ffb" officeooo:paragraph-rsid="00061ffb"/>
    </style:style>
    <style:style style:name="P8" style:family="paragraph" style:parent-style-name="Standard">
      <style:paragraph-properties fo:text-align="justify" style:justify-single-word="false"/>
      <style:text-properties officeooo:paragraph-rsid="00043d82"/>
    </style:style>
    <style:style style:name="P9" style:family="paragraph" style:parent-style-name="Standard">
      <style:paragraph-properties fo:text-align="justify" style:justify-single-word="false"/>
      <style:text-properties officeooo:paragraph-rsid="00048d16"/>
    </style:style>
    <style:style style:name="P10" style:family="paragraph" style:parent-style-name="Standard">
      <style:paragraph-properties fo:text-align="justify" style:justify-single-word="false"/>
      <style:text-properties officeooo:paragraph-rsid="00075d9f"/>
    </style:style>
    <style:style style:name="P11" style:family="paragraph" style:parent-style-name="Standard">
      <style:paragraph-properties fo:text-align="justify" style:justify-single-word="false"/>
      <style:text-properties officeooo:paragraph-rsid="00061ffb"/>
    </style:style>
    <style:style style:name="P12" style:family="paragraph" style:parent-style-name="Standard">
      <style:paragraph-properties fo:text-align="justify" style:justify-single-word="false"/>
      <style:text-properties officeooo:paragraph-rsid="00095b15"/>
    </style:style>
    <style:style style:name="P13" style:family="paragraph" style:parent-style-name="Standard">
      <style:paragraph-properties fo:text-align="justify" style:justify-single-word="false"/>
      <style:text-properties officeooo:paragraph-rsid="0007682e"/>
    </style:style>
    <style:style style:name="P14" style:family="paragraph" style:parent-style-name="Standard">
      <style:paragraph-properties fo:text-align="justify" style:justify-single-word="false"/>
      <style:text-properties officeooo:paragraph-rsid="000afd04"/>
    </style:style>
    <style:style style:name="P15" style:family="paragraph" style:parent-style-name="Standard">
      <style:paragraph-properties fo:text-align="justify" style:justify-single-word="false"/>
      <style:text-properties officeooo:paragraph-rsid="000b286d"/>
    </style:style>
    <style:style style:name="P1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43d82" officeooo:paragraph-rsid="00043d82" style:font-size-asian="24pt" style:font-weight-asian="bold" style:font-size-complex="24pt" style:font-weight-complex="bold"/>
    </style:style>
    <style:style style:name="T1" style:family="text">
      <style:text-properties officeooo:rsid="00043d82"/>
    </style:style>
    <style:style style:name="T2" style:family="text">
      <style:text-properties officeooo:rsid="00048d16"/>
    </style:style>
    <style:style style:name="T3" style:family="text">
      <style:text-properties officeooo:rsid="00061ffb"/>
    </style:style>
    <style:style style:name="T4" style:family="text">
      <style:text-properties officeooo:rsid="00075d9f"/>
    </style:style>
    <style:style style:name="T5" style:family="text">
      <style:text-properties officeooo:rsid="0007682e"/>
    </style:style>
    <style:style style:name="T6" style:family="text">
      <style:text-properties officeooo:rsid="00095b15"/>
    </style:style>
    <style:style style:name="T7" style:family="text">
      <style:text-properties officeooo:rsid="000afd04"/>
    </style:style>
    <style:style style:name="T8" style:family="text">
      <style:text-properties officeooo:rsid="000b286d"/>
    </style:style>
    <style:style style:name="T9" style:family="text">
      <style:text-properties officeooo:rsid="000b3a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áctica: Diseño de casos de prueba</text:p>
      <text:p text:style-name="P1"/>
      <text:p text:style-name="P2">1.Sum</text:p>
      <text:p text:style-name="P2"/>
      <text:p text:style-name="P2"><text:tab/>-ID: TC-SUMA-01</text:p>
      <text:p text:style-name="P2"/>
      <text:p text:style-name="P2"><text:tab/>-Título: Suma de dos números enteros positivos.</text:p>
      <text:p text:style-name="P2"/>
      <text:p text:style-name="P2"><text:tab/>-Objetivo: Verificar que la calculadora realiza correctamente la suma de dos números enteros <text:tab/>positivos.</text:p>
      <text:p text:style-name="P2"/>
      <text:p text:style-name="P2"><text:tab/>-Precondiciones: La calculadora está operativa y en la pantalla de entrada.</text:p>
      <text:p text:style-name="P2"/>
      <text:p text:style-name="P2"><text:tab/>-Entrada o datos de prueba:</text:p>
      <text:p text:style-name="P2"><text:tab/><text:tab/>Num 1: 12342</text:p>
      <text:p text:style-name="P8"><text:span text:style-name="T1"><text:tab/><text:tab/>Num 2: 23128</text:span></text:p>
      <text:p text:style-name="P8"/>
      <text:p text:style-name="P8"><text:tab/>-<text:span text:style-name="T1">Pasos de ejecución:</text:span></text:p>
      <text:p text:style-name="P8"><text:tab/><text:tab/><text:span text:style-name="T1">1º Abrir la calculadora.</text:span></text:p>
      <text:p text:style-name="P8"><text:tab/><text:tab/><text:span text:style-name="T1">2º Introducir el número 12342.</text:span></text:p>
      <text:p text:style-name="P8"><text:tab/><text:tab/><text:span text:style-name="T1">3º Seleccionar la operación de suma.</text:span></text:p>
      <text:p text:style-name="P8"><text:tab/><text:tab/><text:span text:style-name="T1">4º Ingresar el número 23128.</text:span></text:p>
      <text:p text:style-name="P8"><text:tab/><text:tab/><text:span text:style-name="T1">5º Pulsar el botón “igual” para obtener el resultado.</text:span></text:p>
      <text:p text:style-name="P8"/>
      <text:p text:style-name="P8"><text:tab/>-<text:span text:style-name="T1">Resultados esperados: La calculadora muestra el resultado 35470.</text:span></text:p>
      <text:p text:style-name="P8"/>
      <text:p text:style-name="P8"><text:tab/>-<text:span text:style-name="T1">Criterios de aceptación: La prueba se considera exitosa si se muestra 35470 en pantalla.</text:span></text:p>
      <text:p text:style-name="P8"/>
      <text:p text:style-name="P8"><text:tab/>-<text:span text:style-name="T1">Postcondiciones: Limpiar la pantalla para la siguiente prueba.</text:span></text:p>
      <text:p text:style-name="P8"/>
      <text:p text:style-name="P8"/>
      <text:p text:style-name="P8"/>
      <text:p text:style-name="P8"/>
      <text:p text:style-name="P8"><text:tab/>-<text:span text:style-name="T1">ID:TC-SUMA-</text:span><text:span text:style-name="T2">02</text:span></text:p>
      <text:p text:style-name="P8"/>
      <text:p text:style-name="P8"><text:tab/>-<text:span text:style-name="T2">Título: </text:span>Sumar un número positivo y un número negativo. </text:p>
      <text:p text:style-name="P8"/>
      <text:p text:style-name="P8"><text:tab/>-<text:span text:style-name="T2">Objetivo: Verificar que la calculadora realiza correctamente la suma entre un número <text:tab/>positivo y uno negativo.</text:span></text:p>
      <text:p text:style-name="P8"><text:tab/></text:p>
      <text:p text:style-name="P9"><text:tab/><text:span text:style-name="T1">-Precondiciones: La calculadora está operativa y en la pantalla de entrada.</text:span></text:p>
      <text:p text:style-name="P3"/>
      <text:p text:style-name="P3"><text:tab/>-Entrada o datos de prueba:</text:p>
      <text:p text:style-name="P3"><text:tab/><text:tab/>Num 1: <text:span text:style-name="T2">15</text:span></text:p>
      <text:p text:style-name="P9"><text:span text:style-name="T1"><text:tab/><text:tab/>Num 2: -</text:span><text:span text:style-name="T2">5</text:span></text:p>
      <text:p text:style-name="P8"/>
      <text:p text:style-name="P8"><text:tab/>-<text:span text:style-name="T2">Pasos de ejecución:</text:span></text:p>
      <text:p text:style-name="P8"><text:tab/><text:tab/>1º Abrir la calculadora.</text:p>
      <text:p text:style-name="P8"><text:tab/><text:tab/><text:span text:style-name="T2">2º Introducir el número 15.</text:span></text:p>
      <text:p text:style-name="P8"><text:tab/><text:tab/><text:span text:style-name="T2">3º Seleccionar la operación de suma.</text:span></text:p>
      <text:p text:style-name="P8"><text:tab/><text:tab/><text:span text:style-name="T2">4º Ingresar el número -5.</text:span></text:p>
      <text:p text:style-name="P8"><text:soft-page-break/><text:tab/><text:tab/><text:span text:style-name="T2">5º Pulsar el botón “igual” para obtener el resultado.</text:span></text:p>
      <text:p text:style-name="P8"/>
      <text:p text:style-name="P8"><text:tab/>-<text:span text:style-name="T2">Resultados esperados: La calculadora muestra el resultado 10.</text:span></text:p>
      <text:p text:style-name="P8"/>
      <text:p text:style-name="P8"><text:tab/>-<text:span text:style-name="T2">Criterios de aceptación: La prueba se considera exitosa si se muestra 10 por pantalla.</text:span></text:p>
      <text:p text:style-name="P8"/>
      <text:p text:style-name="P8"><text:tab/>-<text:span text:style-name="T2">Postcondiciones: Limpiar la pantalla para la siguiente prueba.</text:span></text:p>
      <text:p text:style-name="P8"/>
      <text:p text:style-name="P8"><text:tab/></text:p>
      <text:p text:style-name="P9"><text:tab/>-<text:span text:style-name="T1">ID:TC-SUMA-</text:span><text:span text:style-name="T2">03</text:span></text:p>
      <text:p text:style-name="P9"/>
      <text:p text:style-name="P9"><text:tab/>-<text:span text:style-name="T2">Título: </text:span>Sumar cero a un número.</text:p>
      <text:p text:style-name="P9"/>
      <text:p text:style-name="P9"><text:tab/>-<text:span text:style-name="T2">Objetivo: Verificar que la calculador realiza la suma de un número entero y 0.</text:span></text:p>
      <text:p text:style-name="P9"><text:tab/></text:p>
      <text:p text:style-name="P9"><text:tab/><text:span text:style-name="T1">-Precondiciones: La calculadora está operativa y en la pantalla de entrada.</text:span></text:p>
      <text:p text:style-name="P3"/>
      <text:p text:style-name="P3"><text:tab/>-Entrada o datos de prueba:</text:p>
      <text:p text:style-name="P3"><text:tab/><text:tab/>Num 1: -<text:span text:style-name="T3">12</text:span></text:p>
      <text:p text:style-name="P9"><text:span text:style-name="T1"><text:tab/><text:tab/>Num 2: <text:s/></text:span><text:span text:style-name="T3">0</text:span></text:p>
      <text:p text:style-name="P9"/>
      <text:p text:style-name="P9"><text:tab/>-<text:span text:style-name="T2">Pasos de ejecución:</text:span></text:p>
      <text:p text:style-name="P9"><text:tab/><text:tab/><text:span text:style-name="T3">1º Abrir la calculadora.</text:span></text:p>
      <text:p text:style-name="P9"><text:tab/><text:tab/><text:span text:style-name="T3">2º Introducir el número -12.</text:span></text:p>
      <text:p text:style-name="P9"><text:tab/><text:tab/><text:span text:style-name="T3">3º Seleccionar la operación de suma.</text:span></text:p>
      <text:p text:style-name="P9"><text:tab/><text:tab/><text:span text:style-name="T3">4º Ingresar el número 0</text:span></text:p>
      <text:p text:style-name="P9"><text:tab/><text:tab/><text:span text:style-name="T3">5º Pulsar el botón “igual” para obtener el resultado.</text:span></text:p>
      <text:p text:style-name="P9"><text:tab/>-<text:span text:style-name="T2">Resultados esperados: </text:span><text:span text:style-name="T3">La calculadora muestra el resultado -12.</text:span></text:p>
      <text:p text:style-name="P9"/>
      <text:p text:style-name="P9"><text:tab/>-<text:span text:style-name="T2">Criterios de aceptación: </text:span><text:span text:style-name="T3">La prueba se considera exitosa si se muestra -12 por pantalla.</text:span></text:p>
      <text:p text:style-name="P9"/>
      <text:p text:style-name="P9"><text:tab/>-<text:span text:style-name="T2">Postcondiciones: </text:span><text:span text:style-name="T3">Limpiar la pantalla para la siguiente prueba</text:span></text:p>
      <text:p text:style-name="P9"/>
      <text:p text:style-name="P9"/>
      <text:p text:style-name="P9"/>
      <text:p text:style-name="P9"><text:tab/>-<text:span text:style-name="T1">ID:TC-SUMA-</text:span><text:span text:style-name="T3">04</text:span></text:p>
      <text:p text:style-name="P9"/>
      <text:p text:style-name="P9"><text:tab/>-<text:span text:style-name="T2">Título: </text:span>Sumar números extremos. </text:p>
      <text:p text:style-name="P7"/>
      <text:p text:style-name="P9"><text:tab/>-<text:span text:style-name="T2">Objetivo: </text:span><text:span text:style-name="T3">Verificar que la calculadora imprime un mensaje de error de que se </text:span><text:span text:style-name="T6">ha</text:span><text:span text:style-name="T3"> excedido el <text:tab/>límite de números reales que soporta </text:span><text:span text:style-name="T6">java</text:span><text:span text:style-name="T3">.</text:span></text:p>
      <text:p text:style-name="P9"/>
      <text:p text:style-name="P9"><text:tab/><text:span text:style-name="T1">-Precondiciones: La calculadora está operativa y en la pantalla de entrada.</text:span></text:p>
      <text:p text:style-name="P3"/>
      <text:p text:style-name="P3"><text:tab/>-Entrada o datos de prueba:</text:p>
      <text:p text:style-name="P3"><text:tab/><text:tab/>Num 1: 2147483647</text:p>
      <text:p text:style-name="P9"><text:span text:style-name="T1"><text:tab/><text:tab/>Num 2: </text:span><text:span text:style-name="T3">1</text:span></text:p>
      <text:p text:style-name="P9"/>
      <text:p text:style-name="P9"><text:tab/>-<text:span text:style-name="T2">Pasos de ejecución:</text:span></text:p>
      <text:p text:style-name="P9"><text:tab/><text:tab/><text:span text:style-name="T3">1º Abrir la calculadora.</text:span></text:p>
      <text:p text:style-name="P9"><text:tab/><text:tab/><text:span text:style-name="T3">2º Introducir el número 2147483647.</text:span></text:p>
      <text:p text:style-name="P9"><text:tab/><text:tab/><text:span text:style-name="T3">3º Seleccionar la operación de suma.</text:span></text:p>
      <text:p text:style-name="P9"><text:soft-page-break/><text:tab/><text:tab/><text:span text:style-name="T3">4º Ingresar el número 1.</text:span></text:p>
      <text:p text:style-name="P9"><text:tab/><text:tab/><text:span text:style-name="T3">5º Pulsar el botón”igual” para obtener el resultado.</text:span></text:p>
      <text:p text:style-name="P9"/>
      <text:p text:style-name="P9"><text:tab/>-<text:span text:style-name="T2">Resultados esperados: </text:span><text:span text:style-name="T4">El programa </text:span><text:span text:style-name="T3">m</text:span><text:span text:style-name="T4">uestra</text:span><text:span text:style-name="T3"> el mensaje (“Se ha excedido el número <text:tab/>máximo que es capaz de leer el programa”)</text:span></text:p>
      <text:p text:style-name="P9"><text:tab/>-<text:span text:style-name="T2">Criterios de aceptación: </text:span><text:span text:style-name="T3">La prueba se considera exitosa si se muestra el mensaje (“Se ha <text:tab/>excedido el número máximo que es capaz de leer el programa”) por pantalla.</text:span></text:p>
      <text:p text:style-name="P9"/>
      <text:p text:style-name="P9"><text:tab/>-<text:span text:style-name="T2">Postcondiciones: </text:span><text:span text:style-name="T3">Limpiar la pantalla para la siguiente prueba.</text:span></text:p>
      <text:p text:style-name="P9"><text:tab/></text:p>
      <text:p text:style-name="P9"/>
      <text:p text:style-name="P9"/>
      <text:p text:style-name="P9"><text:tab/>-<text:span text:style-name="T1">ID:TC-SUMA-</text:span><text:span text:style-name="T3">05</text:span></text:p>
      <text:p text:style-name="P9"/>
      <text:p text:style-name="P9"><text:tab/>-<text:span text:style-name="T2">Título: </text:span>Sumar con entradas no válidas. </text:p>
      <text:p text:style-name="P9"/>
      <text:p text:style-name="P9"><text:tab/>-<text:span text:style-name="T2">Objetivo: </text:span><text:span text:style-name="T3">Verificar que la calculadora muestra un mensaje de error en pantalla.</text:span></text:p>
      <text:p text:style-name="P9"><text:tab/></text:p>
      <text:p text:style-name="P10"><text:tab/><text:span text:style-name="T1">-Precondiciones: La calculadora está operativa y en la pantalla de entrada.</text:span></text:p>
      <text:p text:style-name="P4"/>
      <text:p text:style-name="P4"><text:tab/>-Entrada o datos de prueba:</text:p>
      <text:p text:style-name="P4"><text:tab/><text:tab/>Num 1: <text:span text:style-name="T4">10</text:span></text:p>
      <text:p text:style-name="P10"><text:span text:style-name="T1"><text:tab/><text:tab/>Num 2: </text:span><text:span text:style-name="T4">c</text:span></text:p>
      <text:p text:style-name="P9"/>
      <text:p text:style-name="P9"><text:tab/>-<text:span text:style-name="T2">Pasos de ejecución:</text:span></text:p>
      <text:p text:style-name="P9"><text:tab/><text:tab/><text:span text:style-name="T4">1º Abrir la calculadora.</text:span></text:p>
      <text:p text:style-name="P9"><text:tab/><text:tab/><text:span text:style-name="T4">2º Ingresar el número 10.</text:span></text:p>
      <text:p text:style-name="P9"><text:tab/><text:tab/><text:span text:style-name="T4">3º Seleccionar la operación de suma.</text:span></text:p>
      <text:p text:style-name="P9"><text:tab/><text:tab/><text:span text:style-name="T4">4º Ingresar el carácter c.</text:span></text:p>
      <text:p text:style-name="P9"><text:tab/><text:tab/><text:span text:style-name="T4">5º Pulsar el botón “igual” para obtener el resultado.</text:span></text:p>
      <text:p text:style-name="P9"/>
      <text:p text:style-name="P9"><text:tab/>-<text:span text:style-name="T2">Resultados esperados: </text:span><text:span text:style-name="T4">El programa muestra el mensaje (“Se ha introducido un tipo de dato <text:tab/>no válido”)</text:span></text:p>
      <text:p text:style-name="P9"><text:tab/></text:p>
      <text:p text:style-name="P9"><text:tab/>-<text:span text:style-name="T2">Criterios de aceptación: </text:span><text:span text:style-name="T4">La prueba se considera exitosa si se muestra el mensaje (“Se ha <text:tab/>introducido un tipo de dato no válido”) por pantalla.</text:span></text:p>
      <text:p text:style-name="P9"/>
      <text:p text:style-name="P9"><text:tab/>-<text:span text:style-name="T2">Postcondiciones: </text:span><text:span text:style-name="T4">Limpiar la pantalla para la siguiente prueba.</text:span></text:p>
      <text:p text:style-name="P9"/>
      <text:p text:style-name="P9"/>
      <text:p text:style-name="P9"><text:span text:style-name="T2">2.Resta:</text:span></text:p>
      <text:p text:style-name="P9"/>
      <text:p text:style-name="P9"><text:tab/>-<text:span text:style-name="T1">ID:TC-</text:span><text:span text:style-name="T2">RESTA-</text:span><text:span text:style-name="T4">01</text:span></text:p>
      <text:p text:style-name="P9"/>
      <text:p text:style-name="P9"><text:tab/>-<text:span text:style-name="T2">Título: </text:span>Restar dos números enteros positivos.</text:p>
      <text:p text:style-name="P9"/>
      <text:p text:style-name="P9"><text:tab/>-<text:span text:style-name="T2">Objetivo: </text:span><text:span text:style-name="T4">Verificar que el programa realiza la resta de dos números enteros positivos.</text:span></text:p>
      <text:p text:style-name="P9"/>
      <text:p text:style-name="P9"><text:tab/><text:span text:style-name="T1">-Precondiciones: La calculadora está operativa y en la pantalla de entrada.</text:span></text:p>
      <text:p text:style-name="P3"/>
      <text:p text:style-name="P3"><text:tab/>-Entrada o datos de prueba:</text:p>
      <text:p text:style-name="P3"><text:tab/><text:tab/>Num 1: <text:span text:style-name="T4">14</text:span></text:p>
      <text:p text:style-name="P9"><text:soft-page-break/><text:span text:style-name="T1"><text:tab/><text:tab/>Num 2: </text:span><text:span text:style-name="T4">5</text:span></text:p>
      <text:p text:style-name="P9"/>
      <text:p text:style-name="P9"><text:tab/>-<text:span text:style-name="T2">Pasos de ejecución:</text:span></text:p>
      <text:p text:style-name="P9"><text:tab/><text:tab/><text:span text:style-name="T4">1º Abrir la calculadora.</text:span></text:p>
      <text:p text:style-name="P9"><text:tab/><text:tab/><text:span text:style-name="T4">2º Introducir el número 14.</text:span></text:p>
      <text:p text:style-name="P9"><text:tab/><text:tab/><text:span text:style-name="T4">3º Seleccionar la operación de resta.</text:span></text:p>
      <text:p text:style-name="P9"><text:tab/><text:tab/><text:span text:style-name="T4">4º Ingresar el número 5.</text:span></text:p>
      <text:p text:style-name="P9"><text:tab/><text:tab/><text:span text:style-name="T4">5º Pulsar el botón de “igual” para obtener el resultado.</text:span></text:p>
      <text:p text:style-name="P9"/>
      <text:p text:style-name="P9"><text:tab/>-<text:span text:style-name="T2">Resultados esperados: </text:span><text:span text:style-name="T4">El programa muestra el resultado 9.</text:span></text:p>
      <text:p text:style-name="P9"/>
      <text:p text:style-name="P9"><text:tab/>-<text:span text:style-name="T2">Criterios de aceptación: </text:span><text:span text:style-name="T4">La prueba se considera exitosa si el programa muestra 9 por <text:s/><text:tab/>pantalla.</text:span></text:p>
      <text:p text:style-name="P9"/>
      <text:p text:style-name="P9"><text:tab/>-<text:span text:style-name="T2">Postcondiciones: </text:span><text:span text:style-name="T4">Limpiar la pantalla para la siguiente prueba.</text:span></text:p>
      <text:p text:style-name="P9"/>
      <text:p text:style-name="P9"/>
      <text:p text:style-name="P9"/>
      <text:p text:style-name="P9"><text:tab/>-<text:span text:style-name="T1">ID:TC-</text:span><text:span text:style-name="T2">RESTA-</text:span><text:span text:style-name="T4">02</text:span></text:p>
      <text:p text:style-name="P9"/>
      <text:p text:style-name="P9"><text:tab/>-<text:span text:style-name="T2">Título: </text:span>Restar un número negativo de un positivo. </text:p>
      <text:p text:style-name="P9"/>
      <text:p text:style-name="P9"><text:tab/>-<text:span text:style-name="T2">Objetivo: </text:span><text:span text:style-name="T4">Verificar que el programa realiza la resta entre un número negativo y uno <text:tab/>positivo.</text:span></text:p>
      <text:p text:style-name="P9"><text:tab/><text:span text:style-name="T1">-Precondiciones: La calculadora está operativa y en la pantalla de entrada.</text:span></text:p>
      <text:p text:style-name="P3"/>
      <text:p text:style-name="P3"><text:tab/>-Entrada o datos de prueba:</text:p>
      <text:p text:style-name="P3"><text:tab/><text:tab/>Num 1: -<text:span text:style-name="T4">23</text:span></text:p>
      <text:p text:style-name="P9"><text:span text:style-name="T1"><text:tab/><text:tab/>Num 2: </text:span><text:span text:style-name="T4">54</text:span></text:p>
      <text:p text:style-name="P9"/>
      <text:p text:style-name="P9"><text:tab/>-<text:span text:style-name="T2">Pasos de ejecución:</text:span></text:p>
      <text:p text:style-name="P10"><text:tab/><text:tab/><text:span text:style-name="T4">1º Abrir la calculadora.</text:span></text:p>
      <text:p text:style-name="P10"><text:tab/><text:tab/><text:span text:style-name="T4">2º Introducir el número -23.</text:span></text:p>
      <text:p text:style-name="P10"><text:tab/><text:tab/><text:span text:style-name="T4">3º Seleccionar la op</text:span><text:span text:style-name="T5">erac</text:span><text:span text:style-name="T4">ión de resta.</text:span><text:tab/></text:p>
      <text:p text:style-name="P10"><text:tab/><text:tab/><text:span text:style-name="T5">4º Ingresar el número 54.</text:span></text:p>
      <text:p text:style-name="P10"><text:tab/><text:tab/><text:span text:style-name="T5">5º Pulsar el botón “igual” para obtener el resultado.</text:span></text:p>
      <text:p text:style-name="P10"/>
      <text:p text:style-name="P9"><text:tab/>-<text:span text:style-name="T2">Resultados esperados: </text:span><text:span text:style-name="T5">El programa muestra el resultado 31.</text:span></text:p>
      <text:p text:style-name="P9"/>
      <text:p text:style-name="P9"><text:tab/>-<text:span text:style-name="T2">Criterios de aceptación: </text:span><text:span text:style-name="T5">La prueba se considera exitosa si el resultado 31 se muestra por <text:tab/>pantalla.</text:span></text:p>
      <text:p text:style-name="P9"/>
      <text:p text:style-name="P9"><text:tab/>-<text:span text:style-name="T2">Postcondiciones: </text:span><text:span text:style-name="T5">Limpiar la pantalla para la siguiente prueba.</text:span></text:p>
      <text:p text:style-name="P9"/>
      <text:p text:style-name="P9"/>
      <text:p text:style-name="P11"><text:tab/></text:p>
      <text:p text:style-name="P11"><text:tab/>-<text:span text:style-name="T1">ID:TC-</text:span><text:span text:style-name="T2">RESTA-</text:span><text:span text:style-name="T5">03</text:span></text:p>
      <text:p text:style-name="P11"/>
      <text:p text:style-name="P9"><text:tab/>-<text:span text:style-name="T2">Título: </text:span>Restar cero a un número.</text:p>
      <text:p text:style-name="P9"/>
      <text:p text:style-name="P9"><text:tab/>-<text:span text:style-name="T2">Objetivo: </text:span><text:span text:style-name="T5">Verificar que el programa realiza la resta de un número y 0.</text:span></text:p>
      <text:p text:style-name="P9"/>
      <text:p text:style-name="P9"><text:soft-page-break/><text:tab/><text:span text:style-name="T1">-Precondiciones: La calculadora está operativa y en la pantalla de entrada.</text:span></text:p>
      <text:p text:style-name="P3"/>
      <text:p text:style-name="P3"><text:tab/>-Entrada o datos de prueba:</text:p>
      <text:p text:style-name="P3"><text:tab/><text:tab/>Num 1: <text:span text:style-name="T5">24</text:span></text:p>
      <text:p text:style-name="P9"><text:span text:style-name="T1"><text:tab/><text:tab/>Num 2: </text:span><text:span text:style-name="T5">0</text:span></text:p>
      <text:p text:style-name="P9"/>
      <text:p text:style-name="P9"><text:tab/>-<text:span text:style-name="T2">Pasos de ejecución:</text:span></text:p>
      <text:p text:style-name="P9"><text:tab/><text:tab/><text:span text:style-name="T5">1º Abrir la calculadora.</text:span></text:p>
      <text:p text:style-name="P9"><text:tab/><text:tab/><text:span text:style-name="T5">2º Introducir el número 24.</text:span></text:p>
      <text:p text:style-name="P9"><text:tab/><text:tab/><text:span text:style-name="T5">3º Seleccionar la operación de resta.</text:span></text:p>
      <text:p text:style-name="P9"><text:tab/><text:tab/><text:span text:style-name="T5">4º Ingresar el número 0.</text:span></text:p>
      <text:p text:style-name="P9"><text:tab/><text:tab/><text:span text:style-name="T5">5º Pulsar el botón “igual” para obtener el resultado.</text:span></text:p>
      <text:p text:style-name="P9"/>
      <text:p text:style-name="P9"><text:tab/>-<text:span text:style-name="T2">Resultados esperados: </text:span><text:span text:style-name="T5">El programa muestra el resultado 24.</text:span></text:p>
      <text:p text:style-name="P9"/>
      <text:p text:style-name="P9"><text:tab/>-<text:span text:style-name="T2">Criterios de aceptación: </text:span><text:span text:style-name="T5">La prueba se considera exitosa si se muestra el resultado 24 por <text:tab/>pantalla. </text:span></text:p>
      <text:p text:style-name="P9"/>
      <text:p text:style-name="P9"><text:tab/>-<text:span text:style-name="T2">Postcondiciones: </text:span><text:span text:style-name="T5">Limpiar la pantalla para la siguiente prueba.</text:span></text:p>
      <text:p text:style-name="P9"/>
      <text:p text:style-name="P9"/>
      <text:p text:style-name="P9"/>
      <text:p text:style-name="P9"><text:tab/>-<text:span text:style-name="T1">ID:TC-</text:span><text:span text:style-name="T2">RESTA-</text:span><text:span text:style-name="T5">04</text:span></text:p>
      <text:p text:style-name="P9"/>
      <text:p text:style-name="P9"><text:tab/>-<text:span text:style-name="T2">Título: </text:span>Restar números extremos. </text:p>
      <text:p text:style-name="P9"/>
      <text:p text:style-name="P12"><text:tab/>-<text:span text:style-name="T2">Objetivo: </text:span><text:span text:style-name="T3">Verificar que la calculadora imprime un mensaje de error de que se </text:span><text:span text:style-name="T6">ha</text:span><text:span text:style-name="T3"> excedido el <text:tab/>límite de números reales que soporta </text:span><text:span text:style-name="T6">java</text:span></text:p>
      <text:p text:style-name="P9"/>
      <text:p text:style-name="P9"><text:tab/><text:span text:style-name="T1">-Precondiciones: La calculadora está operativa y en la pantalla de entrada.</text:span></text:p>
      <text:p text:style-name="P3"/>
      <text:p text:style-name="P3"><text:tab/>-Entrada o datos de prueba:</text:p>
      <text:p text:style-name="P5"><text:tab/><text:tab/>Num 1: -2147483647</text:p>
      <text:p text:style-name="P9"><text:span text:style-name="T1"><text:tab/><text:tab/>Num 2: -1</text:span></text:p>
      <text:p text:style-name="P9"/>
      <text:p text:style-name="P9"><text:tab/>-<text:span text:style-name="T2">Pasos de ejecución:</text:span></text:p>
      <text:p text:style-name="P9"><text:tab/><text:tab/><text:span text:style-name="T5">1º Abrir la calculadora.</text:span></text:p>
      <text:p text:style-name="P13"><text:tab/><text:tab/><text:span text:style-name="T5">2º Introducir el número -</text:span><text:span text:style-name="T1">2147483647.</text:span></text:p>
      <text:p text:style-name="P13"><text:tab/><text:tab/><text:span text:style-name="T5">3º Seleccionar la operación de resta.</text:span></text:p>
      <text:p text:style-name="P13"><text:tab/><text:tab/><text:span text:style-name="T5">4º Ingresar el número -1.</text:span></text:p>
      <text:p text:style-name="P13"><text:tab/><text:tab/><text:span text:style-name="T5">5º Pulsar el botón “igual” para obtener el resultado.</text:span></text:p>
      <text:p text:style-name="P13"/>
      <text:p text:style-name="P9"><text:tab/>-<text:span text:style-name="T2">Resultados esperados: </text:span><text:span text:style-name="T5">El programa mues</text:span><text:span text:style-name="T6">tra el mensaje (“Se ha excedido el número <text:tab/>máximo que es capaz de leer el programa”).</text:span></text:p>
      <text:p text:style-name="P9"/>
      <text:p text:style-name="P12"><text:tab/>-<text:span text:style-name="T2">Criterios de aceptación: </text:span><text:span text:style-name="T6">La prueba se considera exitosa si se muestra el mensaje (“Se ha <text:tab/>excedido el número máximo que es capaz de leer el programa”) por pantalla.</text:span></text:p>
      <text:p text:style-name="P12"/>
      <text:p text:style-name="P9"><text:tab/>-<text:span text:style-name="T2">Postcondiciones: </text:span><text:span text:style-name="T6">Limpiar la pantalla para la siguiente prueba.</text:span></text:p>
      <text:p text:style-name="P9"/>
      <text:p text:style-name="P9"/>
      <text:p text:style-name="P9"><text:tab/>-<text:span text:style-name="T1">ID:TC-</text:span><text:span text:style-name="T2">RESTA-</text:span><text:span text:style-name="T6">05</text:span></text:p>
      <text:p text:style-name="P9"><text:soft-page-break/></text:p>
      <text:p text:style-name="P9"><text:tab/>-<text:span text:style-name="T2">Título: </text:span>Restar con entradas no válidas.</text:p>
      <text:p text:style-name="P9"/>
      <text:p text:style-name="P9"><text:tab/>-<text:span text:style-name="T2">Objetivo: </text:span><text:span text:style-name="T6">Verificar que el programa muestra un mensaje de error en pantalla.</text:span></text:p>
      <text:p text:style-name="P9"/>
      <text:p text:style-name="P9"><text:tab/><text:span text:style-name="T1">-Precondiciones: La calculadora está operativa y en la pantalla de entrada.</text:span></text:p>
      <text:p text:style-name="P3"/>
      <text:p text:style-name="P3"><text:tab/>-Entrada o datos de prueba:</text:p>
      <text:p text:style-name="P3"><text:tab/><text:tab/>Num 1: -<text:span text:style-name="T6">231</text:span></text:p>
      <text:p text:style-name="P9"><text:span text:style-name="T1"><text:tab/><text:tab/>Num 2: </text:span><text:span text:style-name="T6">h</text:span></text:p>
      <text:p text:style-name="P9"/>
      <text:p text:style-name="P9"><text:tab/>-<text:span text:style-name="T2">Pasos de ejecución:</text:span></text:p>
      <text:p text:style-name="P9"><text:tab/><text:tab/><text:span text:style-name="T6">1º Abrir la calculadora.</text:span></text:p>
      <text:p text:style-name="P9"><text:tab/><text:tab/><text:span text:style-name="T6">2º Introducir el número -231.</text:span></text:p>
      <text:p text:style-name="P9"><text:tab/><text:tab/><text:span text:style-name="T6">3º Seleccionar la operación de resta.</text:span></text:p>
      <text:p text:style-name="P9"><text:tab/><text:tab/><text:span text:style-name="T6">4º Ingresar el carácter h.</text:span></text:p>
      <text:p text:style-name="P9"><text:tab/><text:tab/><text:span text:style-name="T6">5º Pulsar el botón “igual” para obtener el resultado.</text:span></text:p>
      <text:p text:style-name="P9"/>
      <text:p text:style-name="P9"><text:tab/>-<text:span text:style-name="T2">Resultados esperados: </text:span><text:span text:style-name="T6">El programa muestra el mensaje (“Se ha introducido un tipo de dato <text:tab/>no válido”).</text:span></text:p>
      <text:p text:style-name="P9"/>
      <text:p text:style-name="P12"><text:tab/>-<text:span text:style-name="T2">Criterios de aceptación: </text:span><text:span text:style-name="T6">La prueba se considera exitosa si se muestra el mensaje (“Se ha <text:tab/>introducido un tipo de dato no válido”) por pantalla.</text:span></text:p>
      <text:p text:style-name="P12"/>
      <text:p text:style-name="P9"><text:tab/>-<text:span text:style-name="T2">Postcondiciones: </text:span><text:span text:style-name="T6">Limpiar la pantalla para la siguiente prueba.</text:span></text:p>
      <text:p text:style-name="P9"/>
      <text:p text:style-name="P9"/>
      <text:p text:style-name="P9"><text:span text:style-name="T2">3.Multiplicación:</text:span></text:p>
      <text:p text:style-name="P9"/>
      <text:p text:style-name="P9"/>
      <text:p text:style-name="P9"><text:tab/>-<text:span text:style-name="T1">ID:TC-</text:span><text:span text:style-name="T2">MULTIPLICACION-</text:span><text:span text:style-name="T6">01</text:span></text:p>
      <text:p text:style-name="P9"/>
      <text:p text:style-name="P9"><text:tab/>-<text:span text:style-name="T2">Título: </text:span>Multiplicar dos números positivos.</text:p>
      <text:p text:style-name="P9"/>
      <text:p text:style-name="P9"><text:tab/>-<text:span text:style-name="T2">Objetivo: </text:span><text:span text:style-name="T6">Verificar que el programa realiza la multiplicación de dos números positivos.</text:span></text:p>
      <text:p text:style-name="P9"/>
      <text:p text:style-name="P9"><text:tab/><text:span text:style-name="T1">-Precondiciones: La calculadora está operativa y en la pantalla de entrada.</text:span></text:p>
      <text:p text:style-name="P3"/>
      <text:p text:style-name="P3"><text:tab/>-Entrada o datos de prueba:</text:p>
      <text:p text:style-name="P3"><text:tab/><text:tab/>Num 1: <text:span text:style-name="T6">12</text:span></text:p>
      <text:p text:style-name="P9"><text:span text:style-name="T1"><text:tab/><text:tab/>Num 2: </text:span><text:span text:style-name="T6">4</text:span></text:p>
      <text:p text:style-name="P9"/>
      <text:p text:style-name="P9"><text:tab/>-<text:span text:style-name="T2">Pasos de ejecución:</text:span></text:p>
      <text:p text:style-name="P9"><text:tab/><text:tab/><text:span text:style-name="T6">1º Abrir la calculadora.</text:span></text:p>
      <text:p text:style-name="P9"><text:tab/><text:tab/><text:span text:style-name="T6">2º Introducir el número 12.</text:span></text:p>
      <text:p text:style-name="P9"><text:tab/><text:tab/><text:span text:style-name="T6">3º Seleccionar la operación de multiplicación.</text:span></text:p>
      <text:p text:style-name="P9"><text:tab/><text:tab/><text:span text:style-name="T6">4º Ingresar el número 4.</text:span></text:p>
      <text:p text:style-name="P9"><text:tab/><text:tab/><text:span text:style-name="T6">5º Pulsar el botón “igual” para obtener el resultado.</text:span></text:p>
      <text:p text:style-name="P9"/>
      <text:p text:style-name="P9"><text:tab/>-<text:span text:style-name="T2">Resultados esperados: </text:span><text:span text:style-name="T6">El programa muestra el resultado 48.</text:span></text:p>
      <text:p text:style-name="P9"/>
      <text:p text:style-name="P9"><text:soft-page-break/><text:tab/>-<text:span text:style-name="T2">Criterios de aceptación: </text:span><text:span text:style-name="T6">La prueba se considera exitosa si se muestra el resultado 48 por <text:tab/>pantalla.</text:span></text:p>
      <text:p text:style-name="P9"/>
      <text:p text:style-name="P9"><text:tab/>-<text:span text:style-name="T2">Postcondiciones: </text:span><text:span text:style-name="T6">Limpiar la pantalla para la siguiente prueba.</text:span></text:p>
      <text:p text:style-name="P9"/>
      <text:p text:style-name="P9"/>
      <text:p text:style-name="P9"/>
      <text:p text:style-name="P9"><text:tab/>-<text:span text:style-name="T1">ID:TC-</text:span><text:span text:style-name="T2">MULTIPLICACION-</text:span><text:span text:style-name="T6">02</text:span></text:p>
      <text:p text:style-name="P9"/>
      <text:p text:style-name="P9"><text:tab/>-<text:span text:style-name="T2">Título: </text:span>Multiplicar un número positivo y uno negativo. </text:p>
      <text:p text:style-name="P9"/>
      <text:p text:style-name="P9"><text:tab/>-<text:span text:style-name="T2">Objetivo: </text:span><text:span text:style-name="T6">Verificar que el programa realiza la multiplicación de un número positivo y un <text:tab/>negativo.</text:span></text:p>
      <text:p text:style-name="P9"/>
      <text:p text:style-name="P9"><text:tab/><text:span text:style-name="T1">-Precondiciones: La calculadora está operativa y en la pantalla de entrada.</text:span></text:p>
      <text:p text:style-name="P3"/>
      <text:p text:style-name="P3"><text:tab/>-Entrada o datos de prueba:</text:p>
      <text:p text:style-name="P3"><text:tab/><text:tab/>Num 1: <text:span text:style-name="T6">3</text:span></text:p>
      <text:p text:style-name="P9"><text:span text:style-name="T1"><text:tab/><text:tab/>Num 2: -</text:span><text:span text:style-name="T6">5</text:span></text:p>
      <text:p text:style-name="P9"/>
      <text:p text:style-name="P9"><text:tab/>-<text:span text:style-name="T2">Pasos de ejecución:</text:span></text:p>
      <text:p text:style-name="P9"><text:tab/><text:tab/><text:span text:style-name="T6">1º Abrir la calculadora</text:span></text:p>
      <text:p text:style-name="P9"><text:tab/><text:tab/><text:span text:style-name="T6">2º Introducir el número 3.</text:span></text:p>
      <text:p text:style-name="P9"><text:tab/><text:tab/><text:span text:style-name="T6">3º Seleccionar la operación de multiplicación.</text:span></text:p>
      <text:p text:style-name="P9"><text:tab/><text:tab/><text:span text:style-name="T6">4º Ingresar el número -5.</text:span></text:p>
      <text:p text:style-name="P9"><text:tab/><text:tab/><text:span text:style-name="T6">5º Pulsar el botón “igual” para obtener el resultado.</text:span></text:p>
      <text:p text:style-name="P9"/>
      <text:p text:style-name="P9"><text:tab/>-<text:span text:style-name="T2">Resultados esperados: </text:span><text:span text:style-name="T6">El programa muestra el resultado -15.</text:span></text:p>
      <text:p text:style-name="P9"/>
      <text:p text:style-name="P9"><text:tab/>-<text:span text:style-name="T2">Criterios de aceptación: </text:span><text:span text:style-name="T6">La prueba se considera exitosa si el programa muestra el resultado <text:tab/>-15 por pantalla.</text:span></text:p>
      <text:p text:style-name="P9"/>
      <text:p text:style-name="P9"><text:tab/>-<text:span text:style-name="T2">Postcondiciones: </text:span><text:span text:style-name="T6">Limpiar la pantalla para la siguiente prueba.</text:span></text:p>
      <text:p text:style-name="P9"/>
      <text:p text:style-name="P9"/>
      <text:p text:style-name="P9"/>
      <text:p text:style-name="P9"><text:tab/>-<text:span text:style-name="T1">ID:TC-</text:span><text:span text:style-name="T2">MULTIPLICACION-</text:span><text:span text:style-name="T6">03</text:span></text:p>
      <text:p text:style-name="P9"/>
      <text:p text:style-name="P9"><text:tab/>-<text:span text:style-name="T2">Título: </text:span>Multiplicar un número por cero. </text:p>
      <text:p text:style-name="P9"/>
      <text:p text:style-name="P9"><text:tab/>-<text:span text:style-name="T2">Objetivo: </text:span><text:span text:style-name="T6">Verificar que el programa realiza la multiplicación de un número y 0.</text:span></text:p>
      <text:p text:style-name="P9"/>
      <text:p text:style-name="P9"><text:tab/><text:span text:style-name="T1">-Precondiciones: La calculadora está operativa y en la pantalla de entrada.</text:span></text:p>
      <text:p text:style-name="P3"/>
      <text:p text:style-name="P3"><text:tab/>-Entrada o datos de prueba:</text:p>
      <text:p text:style-name="P3"><text:tab/><text:tab/>Num 1: <text:span text:style-name="T6">1231</text:span></text:p>
      <text:p text:style-name="P9"><text:span text:style-name="T1"><text:tab/><text:tab/>Num 2: </text:span><text:span text:style-name="T6">0</text:span></text:p>
      <text:p text:style-name="P9"/>
      <text:p text:style-name="P9"><text:tab/>-<text:span text:style-name="T2">Pasos de ejecución:</text:span></text:p>
      <text:p text:style-name="P12"><text:tab/><text:tab/><text:span text:style-name="T6">1º Abrir la calculadora.</text:span></text:p>
      <text:p text:style-name="P12"><text:tab/><text:tab/><text:span text:style-name="T6">2º Introducir el número 1231.</text:span></text:p>
      <text:p text:style-name="P12"><text:tab/><text:tab/><text:span text:style-name="T6">3º Seleccionar la operación de multiplicación.</text:span></text:p>
      <text:p text:style-name="P12"><text:soft-page-break/><text:tab/><text:tab/><text:span text:style-name="T6">4º Ingresar el número 0.</text:span></text:p>
      <text:p text:style-name="P12"><text:tab/><text:tab/><text:span text:style-name="T6">5º Pulsar el botón “igual” para obtener el resultado.</text:span></text:p>
      <text:p text:style-name="P12"><text:tab/></text:p>
      <text:p text:style-name="P9"><text:tab/>-<text:span text:style-name="T2">Resultados esperados: </text:span><text:span text:style-name="T6">El programa mostrara el resultado 0.</text:span></text:p>
      <text:p text:style-name="P9"/>
      <text:p text:style-name="P9"><text:tab/>-<text:span text:style-name="T2">Criterios de aceptación: </text:span><text:span text:style-name="T6">La prueba se considera exitosa si el programa muestra el resultado <text:tab/>0 por pantalla.<text:line-break/></text:span></text:p>
      <text:p text:style-name="P9"><text:tab/>-<text:span text:style-name="T2">Postcondiciones: </text:span><text:span text:style-name="T6">Limpiar la pantalla para la siguiente prueba.</text:span></text:p>
      <text:p text:style-name="P9"/>
      <text:p text:style-name="P9"/>
      <text:p text:style-name="P9"/>
      <text:p text:style-name="P9"><text:tab/>-<text:span text:style-name="T1">ID:TC-</text:span><text:span text:style-name="T2">MULTIPLICACION-</text:span><text:span text:style-name="T6">04</text:span></text:p>
      <text:p text:style-name="P9"/>
      <text:p text:style-name="P9"><text:tab/>-<text:span text:style-name="T2">Título: </text:span>Multiplicar números extremos. </text:p>
      <text:p text:style-name="P9"/>
      <text:p text:style-name="P9"><text:tab/>-<text:span text:style-name="T2">Objetivo: </text:span><text:span text:style-name="T6">Verificar que el programa lanza un mensaje de error.</text:span></text:p>
      <text:p text:style-name="P9"/>
      <text:p text:style-name="P9"><text:tab/><text:span text:style-name="T1">-Precondiciones: La calculadora está operativa y en la pantalla de entrada.</text:span></text:p>
      <text:p text:style-name="P3"/>
      <text:p text:style-name="P3"><text:tab/>-Entrada o datos de prueba:</text:p>
      <text:p text:style-name="P3"><text:tab/><text:tab/>Num 1: 2147483647</text:p>
      <text:p text:style-name="P9"><text:span text:style-name="T1"><text:tab/><text:tab/>Num 2: </text:span><text:span text:style-name="T7">2</text:span></text:p>
      <text:p text:style-name="P9"/>
      <text:p text:style-name="P9"><text:tab/>-<text:span text:style-name="T2">Pasos de ejecución:</text:span></text:p>
      <text:p text:style-name="P9"><text:tab/><text:tab/><text:span text:style-name="T7">1º Abrir la calculadora.</text:span></text:p>
      <text:p text:style-name="P9"><text:tab/><text:tab/><text:span text:style-name="T7">2º Introducir el número 2147483647.</text:span></text:p>
      <text:p text:style-name="P9"><text:tab/><text:tab/><text:span text:style-name="T7">3º Seleccionar la operación de multiplicación.</text:span></text:p>
      <text:p text:style-name="P9"><text:tab/><text:tab/><text:span text:style-name="T7">4º Ingresar el número 2.</text:span></text:p>
      <text:p text:style-name="P9"><text:tab/><text:tab/><text:span text:style-name="T7">5º Pulsar el botón “igual” para obtener el resultado.</text:span></text:p>
      <text:p text:style-name="P9"/>
      <text:p text:style-name="P14"><text:tab/>-<text:span text:style-name="T2">Resultados esperados: </text:span><text:span text:style-name="T7">El programa muestra el mensaje </text:span><text:span text:style-name="T6">(“Se ha <text:tab/>excedido el número <text:tab/>máximo que es capaz de leer el programa”).</text:span></text:p>
      <text:p text:style-name="P14"/>
      <text:p text:style-name="P14"><text:tab/>-<text:span text:style-name="T2">Criterios de aceptación: </text:span><text:span text:style-name="T7">La prueba se considera exitosa se se muestra el mensaje </text:span><text:span text:style-name="T6">(“Se ha <text:tab/>excedido el número máximo que es capaz de leer el programa”) </text:span><text:span text:style-name="T7">por pantalla.</text:span></text:p>
      <text:p text:style-name="P14"/>
      <text:p text:style-name="P9"><text:tab/>-<text:span text:style-name="T2">Postcondiciones: </text:span><text:span text:style-name="T7">Limpiar la pantalla para la siguiente prueba.</text:span></text:p>
      <text:p text:style-name="P9"/>
      <text:p text:style-name="P9"/>
      <text:p text:style-name="P9"/>
      <text:p text:style-name="P9"><text:tab/>-<text:span text:style-name="T1">ID:TC-</text:span><text:span text:style-name="T2">MULTIPLICACION-</text:span><text:span text:style-name="T7">05</text:span></text:p>
      <text:p text:style-name="P9"/>
      <text:p text:style-name="P9"><text:tab/>-<text:span text:style-name="T2">Título: </text:span>Multiplicar con entradas no válidas.</text:p>
      <text:p text:style-name="P9"/>
      <text:p text:style-name="P9"><text:tab/>-<text:span text:style-name="T2">Objetivo: </text:span><text:span text:style-name="T7">Verificar que el programa lanza un mensaje de error.</text:span></text:p>
      <text:p text:style-name="P9"><text:tab/></text:p>
      <text:p text:style-name="P14"><text:tab/><text:span text:style-name="T1">-Precondiciones: La calculadora está operativa y en la pantalla de entrada.</text:span></text:p>
      <text:p text:style-name="P6"/>
      <text:p text:style-name="P6"><text:tab/>-Entrada o datos de prueba:</text:p>
      <text:p text:style-name="P6"><text:tab/><text:tab/>Num 1: <text:span text:style-name="T7">2</text:span></text:p>
      <text:p text:style-name="P14"><text:span text:style-name="T1"><text:tab/><text:tab/>Num 2: </text:span><text:span text:style-name="T7">#</text:span></text:p>
      <text:p text:style-name="P9"><text:soft-page-break/></text:p>
      <text:p text:style-name="P9"><text:tab/>-<text:span text:style-name="T2">Pasos de ejecución:</text:span></text:p>
      <text:p text:style-name="P9"><text:tab/><text:tab/><text:span text:style-name="T7">1º Abrir la calculadora.</text:span></text:p>
      <text:p text:style-name="P9"><text:tab/><text:tab/><text:span text:style-name="T7">2º Introducir el número 2.</text:span></text:p>
      <text:p text:style-name="P9"><text:tab/><text:tab/><text:span text:style-name="T7">3º Seleccionar la operación de multiplicación.</text:span></text:p>
      <text:p text:style-name="P9"><text:tab/><text:tab/><text:span text:style-name="T7">4º Ingresar el carácter #.</text:span></text:p>
      <text:p text:style-name="P9"><text:tab/><text:tab/><text:span text:style-name="T7">5º Pulsar el botón “igual” para obtener el resultado.</text:span></text:p>
      <text:p text:style-name="P9"/>
      <text:p text:style-name="P9"><text:tab/>-<text:span text:style-name="T2">Resultados esperados: </text:span><text:span text:style-name="T7">El programa muestra el mensaje (“Se ha introducido un tipo de dato º<text:tab/>no válido”).</text:span></text:p>
      <text:p text:style-name="P9"/>
      <text:p text:style-name="P9"><text:tab/>-<text:span text:style-name="T2">Criterios de aceptación: </text:span><text:span text:style-name="T7">La prueba se considera exitosa si se muestra el mensaje (“Se ha <text:tab/>introducido un tipo de dato no válido”) por pantalla.</text:span></text:p>
      <text:p text:style-name="P9"/>
      <text:p text:style-name="P9"><text:tab/>-<text:span text:style-name="T2">Postcondiciones: </text:span><text:span text:style-name="T7">Limpiar la pantalla para la siguiente prueba.</text:span></text:p>
      <text:p text:style-name="P9"/>
      <text:p text:style-name="P9"/>
      <text:p text:style-name="P9"><text:span text:style-name="T2">4.División:</text:span></text:p>
      <text:p text:style-name="P9"/>
      <text:p text:style-name="P9"/>
      <text:p text:style-name="P9"><text:tab/>-<text:span text:style-name="T1">ID:TC-</text:span><text:span text:style-name="T2">DIVISION-</text:span><text:span text:style-name="T7">01</text:span></text:p>
      <text:p text:style-name="P9"/>
      <text:p text:style-name="P9"><text:tab/>-<text:span text:style-name="T2">Título: </text:span>Dividir un número positivo entre otro positivo.</text:p>
      <text:p text:style-name="P9"/>
      <text:p text:style-name="P9"><text:tab/>-<text:span text:style-name="T2">Objetivo: </text:span><text:span text:style-name="T7">Verificar que el programa realiza la división de dos números positivos.</text:span></text:p>
      <text:p text:style-name="P9"/>
      <text:p text:style-name="P9"><text:tab/><text:span text:style-name="T1">-Precondiciones: La calculadora está operativa y en la pantalla de entrada.</text:span></text:p>
      <text:p text:style-name="P3"/>
      <text:p text:style-name="P3"><text:tab/>-Entrada o datos de prueba:</text:p>
      <text:p text:style-name="P3"><text:tab/><text:tab/>Num 1: <text:span text:style-name="T7">12</text:span></text:p>
      <text:p text:style-name="P9"><text:span text:style-name="T1"><text:tab/><text:tab/>Num 2: </text:span><text:span text:style-name="T7">6</text:span></text:p>
      <text:p text:style-name="P9"/>
      <text:p text:style-name="P9"><text:tab/>-<text:span text:style-name="T2">Pasos de ejecución:</text:span></text:p>
      <text:p text:style-name="P9"><text:tab/><text:tab/><text:span text:style-name="T7">1º Abrir la calculadora.</text:span></text:p>
      <text:p text:style-name="P9"><text:tab/><text:tab/><text:span text:style-name="T7">2º Introducir el número 12.</text:span></text:p>
      <text:p text:style-name="P9"><text:tab/><text:tab/><text:span text:style-name="T7">3º Seleccionar la operación de división.</text:span></text:p>
      <text:p text:style-name="P9"><text:tab/><text:tab/><text:span text:style-name="T7">4º Ingresar el número 6.</text:span></text:p>
      <text:p text:style-name="P9"><text:tab/><text:tab/><text:span text:style-name="T7">5º Pulsar el botón “igual” para obtener el resultado.</text:span></text:p>
      <text:p text:style-name="P9"/>
      <text:p text:style-name="P9"><text:tab/>-<text:span text:style-name="T2">Resultados esperados: </text:span><text:span text:style-name="T7">El programa muestra el resultado 2.</text:span></text:p>
      <text:p text:style-name="P9"/>
      <text:p text:style-name="P9"><text:tab/>-<text:span text:style-name="T2">Criterios de aceptación: </text:span><text:span text:style-name="T7">La prueba se considera exitosa si el programa muestra 2 por <text:tab/>pantalla.</text:span></text:p>
      <text:p text:style-name="P9"/>
      <text:p text:style-name="P9"><text:tab/>-<text:span text:style-name="T2">Postcondiciones: </text:span><text:span text:style-name="T7">Limpiar la pantalla para la siguiente prueba.</text:span></text:p>
      <text:p text:style-name="P9"/>
      <text:p text:style-name="P9"/>
      <text:p text:style-name="P9"/>
      <text:p text:style-name="P9"><text:tab/>-<text:span text:style-name="T1">ID:TC-</text:span><text:span text:style-name="T2">DIVISION-</text:span><text:span text:style-name="T7">02</text:span></text:p>
      <text:p text:style-name="P9"/>
      <text:p text:style-name="P9"><text:tab/>-<text:span text:style-name="T2">Título: </text:span>Dividir un número positivo entre un número negativo. </text:p>
      <text:p text:style-name="P9"/>
      <text:p text:style-name="P9"><text:soft-page-break/><text:tab/>-<text:span text:style-name="T2">Objetivo: </text:span><text:span text:style-name="T7">Verificar que el programa realiza la división entre un número positivo y uno <text:tab/>negativo</text:span></text:p>
      <text:p text:style-name="P9"/>
      <text:p text:style-name="P9"><text:tab/><text:span text:style-name="T1">-Precondiciones: La calculadora está operativa y en la pantalla de entrada.</text:span></text:p>
      <text:p text:style-name="P3"/>
      <text:p text:style-name="P3"><text:tab/>-Entrada o datos de prueba:</text:p>
      <text:p text:style-name="P3"><text:tab/><text:tab/>Num 1: <text:span text:style-name="T7">200</text:span></text:p>
      <text:p text:style-name="P9"><text:span text:style-name="T1"><text:tab/><text:tab/>Num 2: -</text:span><text:span text:style-name="T7">20</text:span></text:p>
      <text:p text:style-name="P9"/>
      <text:p text:style-name="P9"><text:tab/>-<text:span text:style-name="T2">Pasos de ejecución:</text:span></text:p>
      <text:p text:style-name="P9"><text:tab/><text:tab/><text:span text:style-name="T7">1º Abrir la calculadora.</text:span></text:p>
      <text:p text:style-name="P9"><text:tab/><text:tab/><text:span text:style-name="T7">2º Introducir el número 200.</text:span></text:p>
      <text:p text:style-name="P9"><text:tab/><text:tab/><text:span text:style-name="T7">3º Seleccionar la operación de división.</text:span></text:p>
      <text:p text:style-name="P9"><text:tab/><text:tab/><text:span text:style-name="T7">4º Ingresar el número -200.</text:span></text:p>
      <text:p text:style-name="P9"><text:tab/><text:tab/><text:span text:style-name="T7">5º Pulsar el botón “igual” para obtener el resultado.</text:span></text:p>
      <text:p text:style-name="P9"/>
      <text:p text:style-name="P9"><text:tab/>-<text:span text:style-name="T2">Resultados esperados: </text:span><text:span text:style-name="T7">El programa muestra el resultado -10.</text:span></text:p>
      <text:p text:style-name="P9"/>
      <text:p text:style-name="P9"><text:tab/>-<text:span text:style-name="T2">Criterios de aceptación: </text:span><text:span text:style-name="T7">La prueba se considera exitosa si el programa muestra el resultado <text:tab/>-10 por pantalla.</text:span></text:p>
      <text:p text:style-name="P9"/>
      <text:p text:style-name="P9"><text:tab/>-<text:span text:style-name="T2">Postcondiciones: </text:span><text:span text:style-name="T7">Limpiar la pantalla para la siguiente prueba.</text:span></text:p>
      <text:p text:style-name="P9"/>
      <text:p text:style-name="P9"/>
      <text:p text:style-name="P9"/>
      <text:p text:style-name="P9"><text:tab/>-<text:span text:style-name="T1">ID:TC-</text:span><text:span text:style-name="T2">DIVISION-</text:span><text:span text:style-name="T8">03</text:span></text:p>
      <text:p text:style-name="P9"/>
      <text:p text:style-name="P9"><text:tab/>-<text:span text:style-name="T2">Título: </text:span>Dividir un número entre uno. </text:p>
      <text:p text:style-name="P9"/>
      <text:p text:style-name="P9"><text:tab/>-<text:span text:style-name="T2">Objetivo: </text:span><text:span text:style-name="T8">Verificar que el programa realiza la división entre un número y 1.</text:span></text:p>
      <text:p text:style-name="P9"/>
      <text:p text:style-name="P9"><text:tab/><text:span text:style-name="T1">-Precondiciones: La calculadora está operativa y en la pantalla de entrada.</text:span></text:p>
      <text:p text:style-name="P3"/>
      <text:p text:style-name="P3"><text:tab/>-Entrada o datos de prueba:</text:p>
      <text:p text:style-name="P3"><text:tab/><text:tab/>Num 1: <text:span text:style-name="T8">583</text:span></text:p>
      <text:p text:style-name="P9"><text:span text:style-name="T1"><text:tab/><text:tab/>Num 2: </text:span><text:span text:style-name="T8">1</text:span></text:p>
      <text:p text:style-name="P9"/>
      <text:p text:style-name="P9"><text:tab/>-<text:span text:style-name="T2">Pasos de ejecución:</text:span></text:p>
      <text:p text:style-name="P9"><text:tab/><text:tab/><text:span text:style-name="T8">1º Abrir la calculadora</text:span></text:p>
      <text:p text:style-name="P9"><text:tab/><text:tab/><text:span text:style-name="T8">2º Introducir el número 583</text:span></text:p>
      <text:p text:style-name="P9"><text:tab/><text:tab/><text:span text:style-name="T8">3º Seleccionar la operación de división.</text:span></text:p>
      <text:p text:style-name="P9"><text:tab/><text:tab/><text:span text:style-name="T8">4º Ingresar el número 1</text:span></text:p>
      <text:p text:style-name="P9"><text:tab/><text:tab/><text:span text:style-name="T8">5º Pulsar el botón “igual” para obtener el resultado</text:span></text:p>
      <text:p text:style-name="P9"/>
      <text:p text:style-name="P9"><text:tab/>-<text:span text:style-name="T2">Resultados esperados: </text:span><text:span text:style-name="T8">El programa muestra el resultado 583.</text:span></text:p>
      <text:p text:style-name="P9"/>
      <text:p text:style-name="P9"><text:tab/>-<text:span text:style-name="T2">Criterios de aceptación: </text:span><text:span text:style-name="T8">La prueba se considera exitosa si el programa muestra el resultado <text:tab/>583 por pantalla.</text:span></text:p>
      <text:p text:style-name="P9"/>
      <text:p text:style-name="P9"><text:tab/>-<text:span text:style-name="T2">Postcondiciones: </text:span><text:span text:style-name="T8">Limpiar la pantalla para la siguiente prueba.</text:span></text:p>
      <text:p text:style-name="P9"/>
      <text:p text:style-name="P9"/>
      <text:p text:style-name="P9"><text:soft-page-break/></text:p>
      <text:p text:style-name="P9"><text:tab/>-<text:span text:style-name="T1">ID:TC-</text:span><text:span text:style-name="T2">DIVISION-</text:span><text:span text:style-name="T8">04</text:span></text:p>
      <text:p text:style-name="P9"/>
      <text:p text:style-name="P9"><text:tab/>-<text:span text:style-name="T2">Título: </text:span>Dividir un número entre cero </text:p>
      <text:p text:style-name="P9"/>
      <text:p text:style-name="P9"><text:tab/>-<text:span text:style-name="T2">Objetivo: </text:span><text:span text:style-name="T8">Verificar que el programa lanza un mensaje de error.</text:span></text:p>
      <text:p text:style-name="P9"/>
      <text:p text:style-name="P9"><text:tab/><text:span text:style-name="T1">-Precondiciones: La calculadora está operativa y en la pantalla de entrada.</text:span></text:p>
      <text:p text:style-name="P3"/>
      <text:p text:style-name="P3"><text:tab/>-Entrada o datos de prueba:</text:p>
      <text:p text:style-name="P3"><text:tab/><text:tab/>Num 1: <text:span text:style-name="T8">3429</text:span></text:p>
      <text:p text:style-name="P9"><text:span text:style-name="T1"><text:tab/><text:tab/>Num 2: </text:span><text:span text:style-name="T8">0</text:span></text:p>
      <text:p text:style-name="P9"/>
      <text:p text:style-name="P9"><text:tab/>-<text:span text:style-name="T2">Pasos de ejecución:</text:span></text:p>
      <text:p text:style-name="P9"><text:tab/><text:tab/><text:span text:style-name="T8">1º Abrir la calculadora.</text:span></text:p>
      <text:p text:style-name="P9"><text:tab/><text:tab/><text:span text:style-name="T8">2º Introducir el número 3429.</text:span></text:p>
      <text:p text:style-name="P15"><text:tab/><text:tab/><text:span text:style-name="T8">3º Seleccionar la operación de división.</text:span></text:p>
      <text:p text:style-name="P15"><text:tab/><text:tab/><text:span text:style-name="T8">4º Ingresar el número 0.</text:span></text:p>
      <text:p text:style-name="P15"><text:tab/><text:tab/><text:span text:style-name="T8">5º Pulsar el botón “igual” para obtener el resultado</text:span></text:p>
      <text:p text:style-name="P15"/>
      <text:p text:style-name="P9"><text:tab/>-<text:span text:style-name="T2">Resultados esperados: </text:span><text:span text:style-name="T8">El programa muestra el error (“</text:span><text:span text:style-name="T9">E</text:span><text:span text:style-name="T8">xception in thread "main" <text:tab/>java.lang.ArithmeticException: / by zero”)</text:span></text:p>
      <text:p text:style-name="P9"/>
      <text:p text:style-name="P9"><text:tab/>-<text:span text:style-name="T2">Criterios de aceptación: </text:span><text:span text:style-name="T8">La prueba se considera exitosa si el programa muestra el <text:tab/>error(“</text:span><text:span text:style-name="T9">E</text:span><text:span text:style-name="T8">xception in thread "main" java.lang.ArithmeticException: / by zero”)</text:span></text:p>
      <text:p text:style-name="P9"/>
      <text:p text:style-name="P9"><text:tab/>-<text:span text:style-name="T2">Postcondiciones: </text:span><text:span text:style-name="T8">Limpiar la pantalla para la siguiente prueba.</text:span></text:p>
      <text:p text:style-name="P9"/>
      <text:p text:style-name="P9"/>
      <text:p text:style-name="P9"/>
      <text:p text:style-name="P9"><text:tab/>-<text:span text:style-name="T1">ID:TC-</text:span><text:span text:style-name="T2">DIVISION-</text:span><text:span text:style-name="T8">05</text:span></text:p>
      <text:p text:style-name="P9"/>
      <text:p text:style-name="P9"><text:tab/>-<text:span text:style-name="T2">Título: </text:span>División con entradas no válidas </text:p>
      <text:p text:style-name="P9"/>
      <text:p text:style-name="P9"><text:tab/>-<text:span text:style-name="T2">Objetivo: </text:span><text:span text:style-name="T8">Verificar que el programa lanza un mensaje de error.</text:span></text:p>
      <text:p text:style-name="P9"/>
      <text:p text:style-name="P9"><text:tab/><text:span text:style-name="T1">-Precondiciones: La calculadora está operativa y en la pantalla de entrada.</text:span></text:p>
      <text:p text:style-name="P3"/>
      <text:p text:style-name="P3"><text:tab/>-Entrada o datos de prueba:</text:p>
      <text:p text:style-name="P3"><text:tab/><text:tab/>Num 1: <text:span text:style-name="T9">34</text:span></text:p>
      <text:p text:style-name="P9"><text:span text:style-name="T1"><text:tab/><text:tab/>Num 2: </text:span><text:span text:style-name="T9">@</text:span></text:p>
      <text:p text:style-name="P9"/>
      <text:p text:style-name="P9"><text:tab/>-<text:span text:style-name="T2">Pasos de ejecución:</text:span></text:p>
      <text:p text:style-name="P9"><text:tab/><text:tab/><text:span text:style-name="T9">1º Abrir calculadora.</text:span></text:p>
      <text:p text:style-name="P9"><text:tab/><text:tab/><text:span text:style-name="T9">2º Introducir un número 34.</text:span></text:p>
      <text:p text:style-name="P9"><text:tab/><text:tab/><text:span text:style-name="T9">3º Seleccionar la operación de división.</text:span></text:p>
      <text:p text:style-name="P9"><text:tab/><text:tab/><text:span text:style-name="T9">4º Introducir el carácter @.</text:span></text:p>
      <text:p text:style-name="P9"><text:tab/><text:tab/><text:span text:style-name="T9">5º Pulsar el botón “igual” para obtener el resultado.</text:span></text:p>
      <text:p text:style-name="P9"/>
      <text:p text:style-name="P9"><text:tab/>-<text:span text:style-name="T2">Resultados esperados: </text:span><text:span text:style-name="T9">El programa muestra el error (“El tipo de dato introducido no es <text:tab/>válido”).</text:span></text:p>
      <text:p text:style-name="P9"/>
      <text:p text:style-name="P9"><text:soft-page-break/><text:tab/>-<text:span text:style-name="T2">Criterios de aceptación: </text:span><text:span text:style-name="T9">La prueba se considera exitosa si el programa muestra el error (“El <text:tab/>tipo de dato introducido no es válido”) por pantalla.</text:span></text:p>
      <text:p text:style-name="P9"><text:tab/>-<text:span text:style-name="T2">Postcondiciones: </text:span><text:span text:style-name="T9">Limpiar la pantalla para la siguiente prueb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6:49:29.613000000</meta:creation-date>
    <dc:date>2024-11-04T19:00:00.097000000</dc:date>
    <meta:editing-duration>PT7M11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12" meta:paragraph-count="334" meta:word-count="2295" meta:character-count="15077" meta:non-whitespace-character-count="12589"/>
  </office:meta>
</office:document-meta>
</file>